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4c4c4c" draw:marker-start-width="0.276cm" draw:marker-end-width="0.276cm" draw:fill="solid" draw:fill-color="#0084d1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4c4c4c" draw:marker-start-width="0.276cm" draw:marker-end-width="0.276cm" draw:fill="hatch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4c4c4c" draw:marker-start-width="0.276cm" draw:marker-end-width="0.276cm" draw:fill="none" draw:fill-hatch-name="Black_20_45_20_Degrees" draw:fill-hatch-solid="fals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false" fo:min-height="0.712cm" fo:min-width="2.04cm"/>
    </style:style>
    <style:style style:name="gr6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677cm" fo:min-width="0cm"/>
    </style:style>
    <style:style style:name="gr8" style:family="graphic" style:parent-style-name="standard">
      <style:graphic-properties svg:stroke-width="0.051cm" svg:stroke-color="#4c4c4c" draw:marker-start-width="0.276cm" draw:marker-end-width="0.276cm" draw:fill="hatch" draw:fill-hatch-name="Black_20_-45_20_Degrees" draw:fill-hatch-solid="fals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dash" draw:stroke-dash="Fine_20_Dashed_20__28_var_29_" draw:marker-start="Arrowheads_20_1" draw:marker-end="Arrowheads_20_1" draw:textarea-horizontal-align="center" draw:textarea-vertical-align="middle"/>
    </style:style>
    <style:style style:name="gr12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'Gill Sans'" style:font-family-generic="swiss" style:font-pitch="variable" fo:font-size="14pt" style:font-size-asian="14pt" style:font-size-complex="14pt"/>
    </style:style>
    <style:style style:name="P3" style:family="paragraph">
      <style:text-properties fo:font-family="'Gill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family="'Gill Sans'" style:font-family-generic="swiss" style:font-pitch="variable"/>
    </style:style>
    <style:style style:name="P5" style:family="paragraph">
      <style:text-properties fo:font-family="'Gill Sans'" style:font-family-generic="swiss" style:font-pitch="variable" fo:font-style="italic" style:font-style-asian="italic" style:font-style-complex="italic"/>
    </style:style>
    <style:style style:name="P6" style:family="paragraph">
      <style:text-properties fo:color="#4c4c4c" fo:font-family="'Gill Sans'" style:font-family-generic="swiss" style:font-pitch="variable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Gill Sans'" style:font-family-generic="swiss" style:font-pitch="variable" fo:font-style="italic" style:font-style-asian="italic" style:font-style-complex="italic"/>
    </style:style>
    <style:style style:name="T3" style:family="text">
      <style:text-properties fo:color="#4c4c4c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7.62cm" svg:height="0.635cm" svg:x="9.525cm" svg:y="3.81cm">
          <text:p/>
        </draw:rect>
        <draw:rect draw:style-name="gr2" draw:text-style-name="P1" draw:layer="layout" svg:width="3.175cm" svg:height="0.635cm" svg:x="17.145cm" svg:y="3.81cm">
          <text:p/>
        </draw:rect>
        <draw:rect draw:style-name="gr3" draw:text-style-name="P1" draw:layer="layout" svg:width="3.175cm" svg:height="0.635cm" svg:x="6.35cm" svg:y="3.81cm">
          <text:p/>
        </draw:rect>
        <draw:frame draw:style-name="gr4" draw:text-style-name="P2" draw:layer="layout" svg:width="2.145cm" svg:height="0.818cm" svg:x="5.245cm" svg:y="4.788cm">
          <draw:text-box>
            <text:p text:style-name="P2">creation</text:p>
          </draw:text-box>
        </draw:frame>
        <draw:frame draw:style-name="gr5" draw:text-style-name="P3" draw:layer="layout" svg:width="3.175cm" svg:height="0.962cm" svg:x="8.255cm" svg:y="4.788cm">
          <draw:text-box>
            <text:p text:style-name="P3"><text:span text:style-name="T1">first use</text:span></text:p>
          </draw:text-box>
        </draw:frame>
        <draw:frame draw:style-name="gr6" draw:text-style-name="P3" draw:layer="layout" svg:width="2.399cm" svg:height="0.962cm" svg:x="15.94cm" svg:y="4.788cm">
          <draw:text-box>
            <text:p text:style-name="P3"><text:span text:style-name="T1">last use</text:span></text:p>
          </draw:text-box>
        </draw:frame>
        <draw:frame draw:style-name="gr4" draw:text-style-name="P2" draw:layer="layout" svg:width="2.631cm" svg:height="0.818cm" svg:x="19.015cm" svg:y="4.788cm">
          <draw:text-box>
            <text:p text:style-name="P2">finalization</text:p>
          </draw:text-box>
        </draw:frame>
        <draw:frame draw:style-name="gr7" draw:text-style-name="P2" draw:layer="layout" svg:width="2.454cm" svg:height="0.927cm" svg:x="21.552cm" svg:y="4.788cm">
          <draw:text-box>
            <text:p text:style-name="P2">collection</text:p>
          </draw:text-box>
        </draw:frame>
        <draw:rect draw:style-name="gr8" draw:text-style-name="P1" draw:layer="layout" svg:width="2.54cm" svg:height="0.635cm" svg:x="20.32cm" svg:y="3.81cm">
          <text:p/>
        </draw:rect>
        <draw:line draw:style-name="gr9" draw:text-style-name="P1" draw:layer="layout" svg:x1="6.35cm" svg:y1="3.491cm" svg:x2="6.35cm" svg:y2="4.863cm">
          <text:p/>
        </draw:line>
        <draw:line draw:style-name="gr9" draw:text-style-name="P1" draw:layer="layout" svg:x1="9.525cm" svg:y1="3.491cm" svg:x2="9.525cm" svg:y2="4.863cm">
          <text:p/>
        </draw:line>
        <draw:line draw:style-name="gr9" draw:text-style-name="P1" draw:layer="layout" svg:x1="17.145cm" svg:y1="3.491cm" svg:x2="17.145cm" svg:y2="4.863cm">
          <text:p/>
        </draw:line>
        <draw:line draw:style-name="gr9" draw:text-style-name="P1" draw:layer="layout" svg:x1="20.32cm" svg:y1="3.491cm" svg:x2="20.32cm" svg:y2="4.863cm">
          <text:p/>
        </draw:line>
        <draw:line draw:style-name="gr9" draw:text-style-name="P1" draw:layer="layout" svg:x1="22.86cm" svg:y1="3.491cm" svg:x2="22.86cm" svg:y2="4.863cm">
          <text:p/>
        </draw:line>
        <draw:frame draw:style-name="gr10" draw:text-style-name="P5" draw:layer="layout" svg:width="3.838cm" svg:height="0.971cm" svg:x="12.368cm" svg:y="1.27cm">
          <draw:text-box>
            <text:p text:style-name="P4"><text:span text:style-name="T2">actual lifetime</text:span></text:p>
          </draw:text-box>
        </draw:frame>
        <draw:line draw:style-name="gr11" draw:text-style-name="P1" draw:layer="layout" svg:x1="6.299cm" svg:y1="2.248cm" svg:x2="22.225cm" svg:y2="2.248cm">
          <text:p/>
        </draw:line>
        <draw:line draw:style-name="gr11" draw:text-style-name="P1" draw:layer="layout" svg:x1="9.525cm" svg:y1="3.35cm" svg:x2="17.145cm" svg:y2="3.35cm">
          <text:p/>
        </draw:line>
        <draw:frame draw:style-name="gr10" draw:text-style-name="P5" draw:layer="layout" svg:width="4.079cm" svg:height="0.971cm" svg:x="11.43cm" svg:y="2.45cm">
          <draw:text-box>
            <text:p text:style-name="P4"><text:span text:style-name="T2">natural lifetime</text:span></text:p>
          </draw:text-box>
        </draw:frame>
        <draw:frame draw:style-name="gr12" draw:text-style-name="P6" draw:layer="layout" svg:width="2.822cm" svg:height="0.971cm" svg:x="14.136cm" svg:y="6.258cm">
          <draw:text-box>
            <text:p text:style-name="P6"><text:span text:style-name="T3">object is...</text:span></text:p>
          </draw:text-box>
        </draw:frame>
        <draw:frame draw:style-name="gr12" draw:text-style-name="P5" draw:layer="layout" svg:width="2.923cm" svg:height="0.971cm" svg:x="17.145cm" svg:y="6.249cm">
          <draw:text-box>
            <text:p text:style-name="P5"><text:span text:style-name="T4">finalizable</text:span></text:p>
          </draw:text-box>
        </draw:frame>
        <draw:frame draw:style-name="gr12" draw:text-style-name="P5" draw:layer="layout" svg:width="2.784cm" svg:height="0.971cm" svg:x="20.372cm" svg:y="6.249cm">
          <draw:text-box>
            <text:p text:style-name="P5"><text:span text:style-name="T4">collectible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rect draw:style-name="gr1" draw:text-style-name="P1" draw:layer="layout" svg:width="2.371cm" svg:height="0.635cm" svg:x="2.837cm" svg:y="3.81cm">
            <text:p/>
          </draw:rect>
          <draw:rect draw:style-name="gr2" draw:text-style-name="P1" draw:layer="layout" svg:width="0.987cm" svg:height="0.635cm" svg:x="5.208cm" svg:y="3.81cm">
            <text:p/>
          </draw:rect>
          <draw:rect draw:style-name="gr3" draw:text-style-name="P1" draw:layer="layout" svg:width="0.987cm" svg:height="0.635cm" svg:x="1.85cm" svg:y="3.81cm">
            <text:p/>
          </draw:rect>
          <draw:rect draw:style-name="gr8" draw:text-style-name="P1" draw:layer="layout" svg:width="0.79cm" svg:height="0.635cm" svg:x="6.195cm" svg:y="3.81cm">
            <text:p/>
          </draw:rect>
          <draw:line draw:style-name="gr9" draw:text-style-name="P1" draw:layer="layout" svg:x1="1.85cm" svg:y1="3.491cm" svg:x2="1.85cm" svg:y2="4.863cm">
            <text:p/>
          </draw:line>
          <draw:line draw:style-name="gr9" draw:text-style-name="P1" draw:layer="layout" svg:x1="2.838cm" svg:y1="3.491cm" svg:x2="2.838cm" svg:y2="4.863cm">
            <text:p/>
          </draw:line>
          <draw:line draw:style-name="gr9" draw:text-style-name="P1" draw:layer="layout" svg:x1="5.208cm" svg:y1="3.491cm" svg:x2="5.208cm" svg:y2="4.863cm">
            <text:p/>
          </draw:line>
          <draw:line draw:style-name="gr9" draw:text-style-name="P1" draw:layer="layout" svg:x1="6.195cm" svg:y1="3.491cm" svg:x2="6.195cm" svg:y2="4.863cm">
            <text:p/>
          </draw:line>
          <draw:line draw:style-name="gr9" draw:text-style-name="P1" draw:layer="layout" svg:x1="6.985cm" svg:y1="3.491cm" svg:x2="6.985cm" svg:y2="4.863cm">
            <text:p/>
          </draw:line>
        </draw:g>
        <draw:frame draw:style-name="gr10" draw:text-style-name="P5" draw:layer="layout" svg:width="4.346cm" svg:height="0.971cm" svg:x="2.229cm" svg:y="1.27cm">
          <draw:text-box>
            <text:p text:style-name="P4"><text:span text:style-name="T2">actual lifetime 1</text:span></text:p>
          </draw:text-box>
        </draw:frame>
        <draw:line draw:style-name="gr11" draw:text-style-name="P1" draw:layer="layout" svg:x1="1.799cm" svg:y1="2.248cm" svg:x2="7.006cm" svg:y2="2.248cm">
          <text:p/>
        </draw:line>
        <draw:line draw:style-name="gr11" draw:text-style-name="P1" draw:layer="layout" svg:x1="2.825cm" svg:y1="3.35cm" svg:x2="19.437cm" svg:y2="3.35cm">
          <text:p/>
        </draw:line>
        <draw:frame draw:style-name="gr10" draw:text-style-name="P5" draw:layer="layout" svg:width="4.079cm" svg:height="0.971cm" svg:x="9.092cm" svg:y="2.45cm">
          <draw:text-box>
            <text:p text:style-name="P4"><text:span text:style-name="T2">natural lifetime</text:span></text:p>
          </draw:text-box>
        </draw:frame>
        <draw:g>
          <draw:rect draw:style-name="gr1" draw:text-style-name="P1" draw:layer="layout" svg:width="2.371cm" svg:height="0.635cm" svg:x="10.014cm" svg:y="3.81cm">
            <text:p/>
          </draw:rect>
          <draw:rect draw:style-name="gr2" draw:text-style-name="P1" draw:layer="layout" svg:width="0.987cm" svg:height="0.635cm" svg:x="12.385cm" svg:y="3.81cm">
            <text:p/>
          </draw:rect>
          <draw:rect draw:style-name="gr3" draw:text-style-name="P1" draw:layer="layout" svg:width="0.987cm" svg:height="0.635cm" svg:x="9.027cm" svg:y="3.81cm">
            <text:p/>
          </draw:rect>
          <draw:rect draw:style-name="gr8" draw:text-style-name="P1" draw:layer="layout" svg:width="0.79cm" svg:height="0.635cm" svg:x="13.372cm" svg:y="3.81cm">
            <text:p/>
          </draw:rect>
          <draw:line draw:style-name="gr9" draw:text-style-name="P1" draw:layer="layout" svg:x1="9.027cm" svg:y1="3.491cm" svg:x2="9.027cm" svg:y2="4.863cm">
            <text:p/>
          </draw:line>
          <draw:line draw:style-name="gr9" draw:text-style-name="P1" draw:layer="layout" svg:x1="10.015cm" svg:y1="3.491cm" svg:x2="10.015cm" svg:y2="4.863cm">
            <text:p/>
          </draw:line>
          <draw:line draw:style-name="gr9" draw:text-style-name="P1" draw:layer="layout" svg:x1="12.385cm" svg:y1="3.491cm" svg:x2="12.385cm" svg:y2="4.863cm">
            <text:p/>
          </draw:line>
          <draw:line draw:style-name="gr9" draw:text-style-name="P1" draw:layer="layout" svg:x1="13.372cm" svg:y1="3.491cm" svg:x2="13.372cm" svg:y2="4.863cm">
            <text:p/>
          </draw:line>
          <draw:line draw:style-name="gr9" draw:text-style-name="P1" draw:layer="layout" svg:x1="14.162cm" svg:y1="3.491cm" svg:x2="14.162cm" svg:y2="4.863cm">
            <text:p/>
          </draw:line>
        </draw:g>
        <draw:g>
          <draw:rect draw:style-name="gr1" draw:text-style-name="P1" draw:layer="layout" svg:width="2.371cm" svg:height="0.635cm" svg:x="17.139cm" svg:y="3.81cm">
            <text:p/>
          </draw:rect>
          <draw:rect draw:style-name="gr2" draw:text-style-name="P1" draw:layer="layout" svg:width="0.987cm" svg:height="0.635cm" svg:x="19.51cm" svg:y="3.81cm">
            <text:p/>
          </draw:rect>
          <draw:rect draw:style-name="gr3" draw:text-style-name="P1" draw:layer="layout" svg:width="0.987cm" svg:height="0.635cm" svg:x="16.152cm" svg:y="3.81cm">
            <text:p/>
          </draw:rect>
          <draw:rect draw:style-name="gr8" draw:text-style-name="P1" draw:layer="layout" svg:width="0.79cm" svg:height="0.635cm" svg:x="20.497cm" svg:y="3.81cm">
            <text:p/>
          </draw:rect>
          <draw:line draw:style-name="gr9" draw:text-style-name="P1" draw:layer="layout" svg:x1="16.152cm" svg:y1="3.491cm" svg:x2="16.152cm" svg:y2="4.863cm">
            <text:p/>
          </draw:line>
          <draw:line draw:style-name="gr9" draw:text-style-name="P1" draw:layer="layout" svg:x1="17.14cm" svg:y1="3.491cm" svg:x2="17.14cm" svg:y2="4.863cm">
            <text:p/>
          </draw:line>
          <draw:line draw:style-name="gr9" draw:text-style-name="P1" draw:layer="layout" svg:x1="19.51cm" svg:y1="3.491cm" svg:x2="19.51cm" svg:y2="4.863cm">
            <text:p/>
          </draw:line>
          <draw:line draw:style-name="gr9" draw:text-style-name="P1" draw:layer="layout" svg:x1="20.497cm" svg:y1="3.491cm" svg:x2="20.497cm" svg:y2="4.863cm">
            <text:p/>
          </draw:line>
          <draw:line draw:style-name="gr9" draw:text-style-name="P1" draw:layer="layout" svg:x1="21.287cm" svg:y1="3.491cm" svg:x2="21.287cm" svg:y2="4.863cm">
            <text:p/>
          </draw:line>
        </draw:g>
        <draw:frame draw:style-name="gr10" draw:text-style-name="P5" draw:layer="layout" svg:width="4.346cm" svg:height="0.971cm" svg:x="9.43cm" svg:y="1.27cm">
          <draw:text-box>
            <text:p text:style-name="P4"><text:span text:style-name="T2">actual lifetime 2</text:span></text:p>
          </draw:text-box>
        </draw:frame>
        <draw:line draw:style-name="gr11" draw:text-style-name="P1" draw:layer="layout" svg:x1="9cm" svg:y1="2.248cm" svg:x2="14.207cm" svg:y2="2.248cm">
          <text:p/>
        </draw:line>
        <draw:frame draw:style-name="gr10" draw:text-style-name="P5" draw:layer="layout" svg:width="4.346cm" svg:height="0.971cm" svg:x="16.531cm" svg:y="1.27cm">
          <draw:text-box>
            <text:p text:style-name="P4"><text:span text:style-name="T2">actual lifetime 3</text:span></text:p>
          </draw:text-box>
        </draw:frame>
        <draw:line draw:style-name="gr11" draw:text-style-name="P1" draw:layer="layout" svg:x1="16.101cm" svg:y1="2.248cm" svg:x2="21.308cm" svg:y2="2.248cm">
          <text:p/>
        </draw:lin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4T15:32:29</meta:creation-date>
    <meta:editing-duration>PT04H10M21S</meta:editing-duration>
    <meta:editing-cycles>10</meta:editing-cycles>
    <dc:date>2009-08-24T19:58:41</dc:date>
    <meta:generator>OpenOffice.org/3.1$Unix OpenOffice.org_project/310m11$Build-9399</meta:generator>
    <meta:document-statistic meta:object-count="84"/>
  </office:meta>
</office:document-meta>
</file>